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Tymes" officeooo:rsid="017f69aa" officeooo:paragraph-rsid="000c003f"/>
    </style:style>
    <style:style style:name="P2" style:family="paragraph" style:parent-style-name="Text_20_body">
      <style:text-properties style:font-name="Tymes" officeooo:paragraph-rsid="000c003f"/>
    </style:style>
    <style:style style:name="P3" style:family="paragraph" style:parent-style-name="Text_20_body">
      <style:text-properties style:font-name="Tymes" officeooo:rsid="01807242" officeooo:paragraph-rsid="000c003f"/>
    </style:style>
    <style:style style:name="P4" style:family="paragraph" style:parent-style-name="Text_20_body">
      <style:text-properties style:font-name="Tymes" officeooo:rsid="00209693" officeooo:paragraph-rsid="000c003f"/>
    </style:style>
    <style:style style:name="P5" style:family="paragraph" style:parent-style-name="Heading_20_1">
      <style:text-properties style:font-name="Tymes" fo:font-size="16pt" fo:font-weight="bold" officeooo:rsid="01e3af6a" officeooo:paragraph-rsid="000c003f" style:font-name-asian="Microsoft YaHei" style:font-size-asian="14pt" style:font-weight-asian="bold" style:font-name-complex="Arial" style:font-size-complex="16pt" style:font-weight-complex="bold"/>
    </style:style>
    <style:style style:name="P6" style:family="paragraph" style:parent-style-name="Heading_20_2">
      <style:text-properties style:font-name="Tymes" officeooo:rsid="02163c1e" officeooo:paragraph-rsid="000c003f"/>
    </style:style>
    <style:style style:name="P7" style:family="paragraph" style:parent-style-name="Text_20_body">
      <style:text-properties style:font-name="Tymes" officeooo:rsid="000d9e29" officeooo:paragraph-rsid="000d9e29"/>
    </style:style>
    <style:style style:name="P8" style:family="paragraph" style:parent-style-name="Text_20_body">
      <style:text-properties style:font-name="Tymes" officeooo:paragraph-rsid="000d9e29"/>
    </style:style>
    <style:style style:name="T1" style:family="text">
      <style:text-properties officeooo:rsid="01e3a7c5"/>
    </style:style>
    <style:style style:name="T2" style:family="text">
      <style:text-properties officeooo:rsid="01c4b344"/>
    </style:style>
    <style:style style:name="T3" style:family="text">
      <style:text-properties officeooo:rsid="01807242"/>
    </style:style>
    <style:style style:name="T4" style:family="text">
      <style:text-properties officeooo:rsid="01e3af6a"/>
    </style:style>
    <style:style style:name="T5" style:family="text">
      <style:text-properties officeooo:rsid="00209693"/>
    </style:style>
    <style:style style:name="T6" style:family="text">
      <style:text-properties officeooo:rsid="017d76e4"/>
    </style:style>
    <style:style style:name="T7" style:family="text">
      <style:text-properties officeooo:rsid="017d6ba0"/>
    </style:style>
    <style:style style:name="T8" style:family="text">
      <style:text-properties fo:font-weight="bold" style:font-name-asian="Microsoft YaHei" style:font-weight-asian="bold" style:font-name-complex="Arial" style:font-weight-complex="bold"/>
    </style:style>
    <style:style style:name="T9" style:family="text">
      <style:text-properties fo:font-weight="bold" officeooo:rsid="01418972" style:font-name-asian="Microsoft YaHei" style:font-weight-asian="bold" style:font-name-complex="Arial" style:font-weight-complex="bold"/>
    </style:style>
    <style:style style:name="T10" style:family="text">
      <style:text-properties officeooo:rsid="000d9e29"/>
    </style:style>
    <style:style style:name="T11" style:family="text">
      <style:text-properties officeooo:rsid="000dda51"/>
    </style:style>
    <style:style style:name="T12" style:family="text">
      <style:text-properties officeooo:rsid="000e60b9"/>
    </style:style>
    <style:style style:name="T13" style:family="text">
      <style:text-properties officeooo:rsid="00105f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T9">G</text:span><text:span text:style-name="T8">oals of SCOEL</text:span></text:h>
      <text:p text:style-name="P1"><text:span text:style-name="T1">Many p</text:span>rogramming languages <text:span text:style-name="T1">and software </text:span>have been developed to handle <text:span text:style-name="T1">problems associated with information extraction. <text:s/>These systems are designed to identify</text:span> <text:span text:style-name="T1">terms, relationships between terms, relationships between other relationships and collections of terms and relationships. <text:s/></text:span><text:s text:c="2"/></text:p>
      <text:p text:style-name="P2"><text:span text:style-name="T2">The </text:span><text:span text:style-name="T6">String Content</text:span><text:span text:style-name="T7"> Extraction</text:span><text:span text:style-name="T3"> Language (SCOEL) will be designed to allow the user to extract complex distributions of information in strings of data. <text:s/>It will include a set of objects for logical programming which will enhance of identifying relationships between entities and other relationships. </text:span></text:p>
      <text:p text:style-name="P3">An example would be extracting the digits of a phone number with hyphens and parenthesis, which are typically used to make them more readable for human readers, and are found somewhere in a string of text.</text:p>
      <text:p text:style-name="P2">SCOE<text:span text:style-name="T4">L will be</text:span> an object oriented language with goal directed evaluation <text:span text:style-name="T4">and some elements of logical programming</text:span>. <text:s/>It <text:span text:style-name="T4">will be</text:span> derived from the Unicon programming language by Dr. Clinton Jeffery, et al., <text:span text:style-name="T5">also an object oriented programming language with goal directed evaluation. <text:s/></text:span></text:p>
      <text:p text:style-name="P7">There are some differences in SCOEL. <text:s/>The objects in SCOEL are either defined by a class or a record, a record being a class without any methods and an implied constructor. <text:s/>There are global and constant variables, while variables in classes and methods must be declared to be either: local, read only or public. <text:span text:style-name="T12">Class methods can be either a method, like those in Unicon; a fact, which is any object; a query; a rule; or a function which succeeds by returning or suspending a value, or it fails.</text:span></text:p>
      <text:p text:style-name="P8"><text:span text:style-name="T10">Since there are different environments for string extraction and logical processing, there is a</text:span><text:span text:style-name="T11">n invocable assignment which identifies the elements as being processed in their appropriate processing environment. <text:s/>Predicates will be processed in the logical processing environment and patterns will be processed in the extraction processing environment. <text:s/>Both of these environments are goal directed in that they seek a result or fail.</text:span></text:p>
      <text:p text:style-name="P4">The implementation of SCOEL will be <text:span text:style-name="T11">implemented in</text:span> Unicon13. <text:s/><text:span text:style-name="T12">The lexic</text:span><text:span text:style-name="T13">on</text:span><text:span text:style-name="T12"> and </text:span><text:span text:style-name="T13">syntax is derived from Unicon and has been revised. <text:s/>Some of the terms have changed and some operators have been combined for simplicity for the programmer.</text:span></text:p>
      <text:h text:style-name="P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" fo:font-family="'Times New Roman'" style:font-style-name="Bold" style:font-family-generic="roman" style:font-pitch="variable" fo:font-size="16pt" fo:font-weight="bold" officeooo:rsid="01d596ef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>
        <style:tab-stops/>
      </style:paragraph-properties>
      <style:text-properties style:font-name="Times New Roman" fo:font-family="'Times New Roman'" style:font-style-name="Bold" style:font-family-generic="roman" style:font-pitch="variable" fo:font-size="14pt" fo:font-weight="bold" officeooo:rsid="0181e092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1:34:57.516828000</meta:creation-date>
    <dc:date>2021-05-05T17:40:21.599679976</dc:date>
    <meta:editing-duration>PT35M1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349" meta:character-count="2245" meta:non-whitespace-character-count="1888"/>
  </office:meta>
</office:document-meta>
</file>